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Десять типовых бизнес-процессов для предметной области ВИДЕО-ХОСТИНГ:</text:span></text:span></text:p>
      <text:list text:style-name="L2">
        <text:list-item>
          <text:p text:style-name="P3"><text:span text:style-name="Strong_20_Emphasis"><text:span text:style-name="T1">Загрузка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Добавление нового видео.</text:p>
                </text:list-item>
                <text:list-item>
                  <text:p text:style-name="P2">Read: Просмотр информации о видео.</text:p>
                </text:list-item>
                <text:list-item>
                  <text:p text:style-name="P2">Update: Редактирование информации о видео.</text:p>
                </text:list-item>
                <text:list-item>
                  <text:p text:style-name="P2">Delete: Удаление видео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Процесс обработки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Добавление задачи на обработку видео.</text:p>
                </text:list-item>
                <text:list-item>
                  <text:p text:style-name="P2">Read: Просмотр статуса обработки видео.</text:p>
                </text:list-item>
                <text:list-item>
                  <text:p text:style-name="P2">Update: Изменение параметров обработки.</text:p>
                </text:list-item>
                <text:list-item>
                  <text:p text:style-name="P2">Delete: Отмена обработки видео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Комментирование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Добавление нового комментария.</text:p>
                </text:list-item>
                <text:list-item>
                  <text:p text:style-name="P2">Read: Просмотр комментариев к видео.</text:p>
                </text:list-item>
                <text:list-item>
                  <text:p text:style-name="P2">Update: Редактирование комментария.</text:p>
                </text:list-item>
                <text:list-item>
                  <text:p text:style-name="P2">Delete: Удаление комментария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Подписка на каналы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Подписка на канал.</text:p>
                </text:list-item>
                <text:list-item>
                  <text:p text:style-name="P2">Read: Просмотр подписок.</text:p>
                </text:list-item>
                <text:list-item>
                  <text:p text:style-name="P2">Update: Изменение настроек подписок.</text:p>
                </text:list-item>
                <text:list-item>
                  <text:p text:style-name="P2">Delete: Отмена подписки на канал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Рекомендации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Read: Получение рекомендованных видео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Оценка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Поставка оценки видео.</text:p>
                </text:list-item>
                <text:list-item>
                  <text:p text:style-name="P2">Read: Просмотр средней оценки.</text:p>
                </text:list-item>
                <text:list-item>
                  <text:p text:style-name="P2">Update: Изменение своей оценки.</text:p>
                </text:list-item>
                <text:list-item>
                  <text:p text:style-name="P2"><text:soft-page-break/>Delete: Удаление своей оценки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Управление аккаунтом пользователя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Регистрация нового пользователя.</text:p>
                </text:list-item>
                <text:list-item>
                  <text:p text:style-name="P2">Read: Просмотр информации о пользователе.</text:p>
                </text:list-item>
                <text:list-item>
                  <text:p text:style-name="P2">Update: Редактирование профиля пользователя.</text:p>
                </text:list-item>
                <text:list-item>
                  <text:p text:style-name="P2">Delete: Удаление аккаунта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Монетизация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Create: Создание рекламных объявлений.</text:p>
                </text:list-item>
                <text:list-item>
                  <text:p text:style-name="P2">Read: Просмотр статистики монетизации.</text:p>
                </text:list-item>
                <text:list-item>
                  <text:p text:style-name="P2">Update: Изменение параметров рекламы.</text:p>
                </text:list-item>
                <text:list-item>
                  <text:p text:style-name="P2">Delete: Удаление рекламных объявлений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Поиск видео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2">Read: Поиск видео по различным параметрам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Аналитика просмотров:</text:span></text:span></text:p>
          <text:list>
            <text:list-item>
              <text:p text:style-name="P2"><text:span text:style-name="Strong_20_Emphasis"><text:span text:style-name="T1">CRUD:</text:span></text:span></text:p>
              <text:list>
                <text:list-item>
                  <text:p text:style-name="P3">Read: Просмотр статистики просмотров видео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21:11:13.870000000</dc:date>
    <meta:editing-duration>PT3M57S</meta:editing-duration>
    <meta:editing-cycles>1</meta:editing-cycles>
    <meta:document-statistic meta:table-count="0" meta:image-count="0" meta:object-count="0" meta:page-count="2" meta:paragraph-count="52" meta:word-count="221" meta:character-count="1466" meta:non-whitespace-character-count="1348"/>
    <meta:generator>LibreOffice/7.4.1.2$Windows_X86_64 LibreOffice_project/3c58a8f3a960df8bc8fd77b461821e42c061c5f0</meta:generator>
  </office:meta>
</office:document-meta>
</file>